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e6e6e6"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svg:stroke-width="0.102cm" draw:marker-start-width="0.352cm" draw:marker-end-width="0.352cm" draw:fill="solid" draw:fill-color="#ffffff" draw:textarea-vertical-align="middle" fo:padding-top="0.175cm" fo:padding-bottom="0.175cm" fo:padding-left="0.3cm" fo:padding-right="0.3cm" draw:shadow="hidden"/>
    </style:style>
    <style:style style:name="gr4" style:family="graphic" style:parent-style-name="measure" style:list-style-name="L1">
      <style:graphic-properties svg:stroke-width="0.025cm" draw:marker-start-width="0.237cm" draw:marker-end-width="0.237cm" draw:textarea-vertical-align="middle"/>
    </style:style>
    <style:style style:name="gr5" style:family="graphic" style:parent-style-name="measure" style:list-style-name="L1">
      <style:graphic-properties svg:stroke-width="0.025cm" draw:marker-start-width="0.237cm" draw:marker-end-width="0.237cm" draw:textarea-vertical-align="middle" draw:line-distance="0.689cm"/>
    </style:style>
    <style:style style:name="gr6" style:family="graphic" style:parent-style-name="measure" style:list-style-name="L1">
      <style:graphic-properties svg:stroke-width="0.025cm" draw:marker-start-width="0.237cm" draw:marker-end-width="0.237cm" draw:textarea-horizontal-align="right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5.08cm" svg:height="12.7cm" svg:x="1.217cm" svg:y="1.445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2" draw:text-style-name="P1" draw:layer="layout" svg:width="0.635cm" svg:height="3.175cm" svg:x="1.217cm" svg:y="1.44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1.852cm" svg:y="1.44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2.487cm" svg:y="1.44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3.122cm" svg:y="1.44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3.757cm" svg:y="1.44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4.392cm" svg:y="1.44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5.027cm" svg:y="1.44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5.662cm" svg:y="1.44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2" draw:text-style-name="P1" draw:layer="layout" svg:width="0.635cm" svg:height="3.175cm" svg:x="1.217cm" svg:y="7.79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1.852cm" svg:y="7.79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2.487cm" svg:y="7.79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3.122cm" svg:y="7.79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3.757cm" svg:y="7.79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4.392cm" svg:y="7.79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5.027cm" svg:y="7.79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5.662cm" svg:y="7.79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2" draw:text-style-name="P1" draw:layer="layout" svg:width="0.635cm" svg:height="3.175cm" svg:x="1.217cm" svg:y="4.6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1.852cm" svg:y="4.6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2.487cm" svg:y="4.6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3.122cm" svg:y="4.6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3.757cm" svg:y="4.6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4.392cm" svg:y="4.6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5.027cm" svg:y="4.6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0.635cm" svg:height="3.175cm" svg:x="5.662cm" svg:y="4.62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>
            <draw:line draw:style-name="gr3" draw:text-style-name="P1" draw:layer="layout" svg:x1="1.596cm" svg:y1="14.145cm" svg:x2="1.596cm" svg:y2="14.433cm">
              <text:p/>
            </draw:line>
            <draw:line draw:style-name="gr3" draw:text-style-name="P1" draw:layer="layout" svg:x1="1.74cm" svg:y1="14.433cm" svg:x2="1.452cm" svg:y2="14.433cm">
              <text:p/>
            </draw:line>
          </draw:g>
          <draw:g>
            <draw:line draw:style-name="gr3" draw:text-style-name="P1" draw:layer="layout" svg:x1="5.896cm" svg:y1="14.145cm" svg:x2="5.896cm" svg:y2="14.433cm">
              <text:p/>
            </draw:line>
            <draw:line draw:style-name="gr3" draw:text-style-name="P1" draw:layer="layout" svg:x1="6.04cm" svg:y1="14.433cm" svg:x2="5.752cm" svg:y2="14.433cm">
              <text:p/>
            </draw:line>
          </draw:g>
          <draw:measure draw:style-name="gr4" draw:text-style-name="P2" draw:layer="measurelines" svg:x1="0.061cm" svg:y1="4.62cm" svg:x2="0.061cm" svg:y2="7.795cm">
            <text:p text:style-name="P2">Chassis</text:p>
          </draw:measure>
          <draw:measure draw:style-name="gr5" draw:text-style-name="P2" draw:layer="measurelines" svg:x1="6.53cm" svg:y1="1.445cm" svg:x2="6.53cm" svg:y2="14.145cm">
            <text:p text:style-name="P2">Cabinet</text:p>
          </draw:measure>
          <draw:measure draw:style-name="gr6" draw:text-style-name="P2" draw:layer="measurelines" svg:x1="5.678cm" svg:y1="1.445cm" svg:x2="6.313cm" svg:y2="1.445cm">
            <text:p text:style-name="P2">Module</text:p>
          </draw:measur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7cm" fo:margin-left="0cm" fo:margin-right="0cm" fo:page-width="7.62cm" fo:page-height="14.7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Ezell</meta:initial-creator>
    <meta:creation-date>2013-03-19T13:12:50</meta:creation-date>
    <dc:date>2013-03-19T13:45:59</dc:date>
    <dc:creator>Matthew Ezell</dc:creator>
    <meta:editing-duration>PT17M37S</meta:editing-duration>
    <meta:editing-cycles>2</meta:editing-cycles>
    <meta:generator>LibreOffice/3.4$Unix LibreOffice_project/340m1$Build-502</meta:generator>
    <meta:document-statistic meta:object-count="40"/>
  </office:meta>
</office:document-meta>
</file>